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, Aria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line-height-at-least="0.1874in" fo:text-align="center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line-height-at-least="0.1874in" fo:text-align="center" style:justify-single-word="false" fo:orphans="2" fo:widows="2" fo:text-indent="0in" style:auto-text-indent="false"/>
    </style:style>
    <style:style style:name="P3" style:family="paragraph" style:parent-style-name="Preformatted_20_Text">
      <style:paragraph-properties style:line-height-at-least="0.1874in" fo:orphans="2" fo:widows="2"/>
      <style:text-properties fo:font-variant="normal" fo:text-transform="none" fo:color="#333333" fo:letter-spacing="normal" style:font-name-asian="Verdana" style:font-size-asian="9pt" style:font-style-asian="normal" style:font-weight-asian="normal"/>
    </style:style>
    <style:style style:name="P4" style:family="paragraph" style:parent-style-name="Preformatted_20_Text">
      <style:paragraph-properties style:line-height-at-least="0.1874in" fo:orphans="2" fo:widows="2"/>
      <style:text-properties fo:font-variant="normal" fo:text-transform="none" fo:color="#333333" fo:letter-spacing="normal"/>
    </style:style>
    <style:style style:name="P5" style:family="paragraph" style:parent-style-name="Preformatted_20_Text">
      <style:paragraph-properties style:line-height-at-least="0.1874in" fo:orphans="2" fo:widows="2"/>
      <style:text-properties fo:font-variant="normal" fo:text-transform="none" fo:color="#333333" fo:letter-spacing="normal" fo:font-weight="bold" style:font-weight-asian="bold" style:font-weight-complex="bold"/>
    </style:style>
    <style:style style:name="P6" style:family="paragraph" style:parent-style-name="Preformatted_20_Text">
      <style:paragraph-properties style:line-height-at-least="0.1874in" fo:orphans="2" fo:widows="2"/>
      <style:text-properties fo:font-variant="normal" fo:text-transform="none" fo:color="#333333" fo:letter-spacing="normal" fo:font-weight="bold" fo:background-color="#99ccff" style:font-weight-asian="bold" style:font-weight-complex="bold"/>
    </style:style>
    <style:style style:name="P7" style:family="paragraph" style:parent-style-name="Preformatted_20_Text">
      <style:paragraph-properties style:line-height-at-least="0.1874in" fo:orphans="2" fo:widows="2"/>
      <style:text-properties fo:font-variant="normal" fo:text-transform="none" fo:color="#333333" style:font-name="Verdana" fo:font-size="9pt" fo:letter-spacing="normal" fo:font-style="normal" fo:font-weight="bold" fo:background-color="#99ccff" style:font-weight-asian="bold" style:font-weight-complex="bold"/>
    </style:style>
    <style:style style:name="P8" style:family="paragraph" style:parent-style-name="Preformatted_20_Text">
      <style:paragraph-properties style:line-height-at-least="0.1874in" fo:orphans="2" fo:widows="2"/>
      <style:text-properties fo:font-variant="normal" fo:text-transform="none" fo:color="#333333" style:font-name="Verdana" fo:font-size="9pt" fo:letter-spacing="normal" fo:font-style="normal" fo:font-weight="bold" fo:background-color="#99ccff" style:font-name-asian="Verdana" style:font-size-asian="9pt" style:font-style-asian="normal" style:font-weight-asian="bold" style:font-weight-complex="bold"/>
    </style:style>
    <style:style style:name="P9" style:family="paragraph" style:parent-style-name="Preformatted_20_Text">
      <style:paragraph-properties style:line-height-at-least="0.1874in" fo:orphans="2" fo:widows="2"/>
      <style:text-properties fo:font-variant="normal" fo:text-transform="none" fo:color="#ff0000" fo:letter-spacing="normal" fo:font-weight="bold" style:font-weight-asian="bold" style:font-weight-complex="bold"/>
    </style:style>
    <style:style style:name="P10" style:family="paragraph" style:parent-style-name="Preformatted_20_Text">
      <style:paragraph-properties fo:margin-top="0in" fo:margin-bottom="0.1965in" style:line-height-at-least="0.1874in" fo:orphans="2" fo:widows="2"/>
      <style:text-properties fo:font-variant="normal" fo:text-transform="none" fo:color="#333333" fo:letter-spacing="normal"/>
    </style:style>
    <style:style style:name="P11" style:family="paragraph" style:parent-style-name="Preformatted_20_Text">
      <style:paragraph-properties fo:margin-top="0in" fo:margin-bottom="0.1965in" style:line-height-at-least="0.1874in" fo:orphans="2" fo:widows="2"/>
    </style:style>
    <style:style style:name="P12" style:family="paragraph" style:parent-style-name="Preformatted_20_Text">
      <style:paragraph-properties style:line-height-at-least="0.1874in" fo:orphans="2" fo:widows="2"/>
      <style:text-properties fo:font-variant="normal" fo:text-transform="none" fo:color="#333333" fo:letter-spacing="normal" fo:font-weight="bold" style:font-weight-asian="bold" style:font-weight-complex="bold"/>
    </style:style>
    <style:style style:name="P13" style:family="paragraph" style:parent-style-name="Preformatted_20_Text">
      <style:paragraph-properties style:line-height-at-least="0.1874in" fo:orphans="2" fo:widows="2"/>
      <style:text-properties fo:font-variant="normal" fo:text-transform="none" fo:color="#b3b3b3" fo:letter-spacing="normal"/>
    </style:style>
    <style:style style:name="P14" style:family="paragraph" style:parent-style-name="Preformatted_20_Text">
      <style:paragraph-properties fo:margin-top="0in" fo:margin-bottom="0.1965in" style:line-height-at-least="0.1874in" fo:orphans="2" fo:widows="2"/>
      <style:text-properties fo:font-variant="normal" fo:text-transform="none" fo:color="#b3b3b3" fo:letter-spacing="normal"/>
    </style:style>
    <style:style style:name="T1" style:family="text">
      <style:text-properties style:font-name="Verdana" fo:font-size="9pt" fo:font-style="normal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/>
    </style:style>
    <style:style style:name="T4" style:family="text">
      <style:text-properties style:font-name-asian="Verdana" style:font-size-asian="9pt" style:font-style-asian="normal" style:font-weight-asian="normal"/>
    </style:style>
    <style:style style:name="T5" style:family="text">
      <style:text-properties fo:font-variant="normal" fo:text-transform="none" fo:color="#333333" fo:letter-spacing="normal" style:font-name-asian="Verdana" style:font-size-asian="14pt" style:font-style-asian="normal" style:font-weight-asian="normal"/>
    </style:style>
    <style:style style:name="T6" style:family="text">
      <style:text-properties fo:font-variant="normal" fo:text-transform="none" fo:color="#333333" fo:letter-spacing="normal" style:font-name-asian="Verdana" style:font-size-asian="9pt" style:font-style-asian="normal" style:font-weight-asian="normal"/>
    </style:style>
    <style:style style:name="T7" style:family="text">
      <style:text-properties fo:font-variant="normal" fo:text-transform="none" fo:color="#333333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3399" style:text-line-through-style="none" style:font-name="Verdana" fo:font-size="9pt" fo:letter-spacing="normal" fo:font-style="normal" style:text-underline-style="none" fo:font-weight="normal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5">计算所认定的供博士生、硕士生选择的期刊目录</text:span></text:span></text:p>
      <text:p text:style-name="P4"><text:span text:style-name="T4">附</text:span><text:span text:style-name="T2">1</text:span><text:span text:style-name="T4">：计算所限定供硕士生选择的</text:span><text:span text:style-name="T2">EI</text:span><text:span text:style-name="T4">收录的国内与本领域相关刊物</text:span></text:p>
      <text:p text:style-name="P10"> </text:p>
      <text:p text:style-name="P10"><text:span text:style-name="T4">高校 </text:span><text:span text:style-name="T2">(</text:span><text:span text:style-name="T4">核心</text:span><text:span text:style-name="T2">)</text:span></text:p>
      <text:p text:style-name="P4"><text:span text:style-name="T4">序号 刊物名称</text:span><text:span text:style-name="T2">(</text:span><text:span text:style-name="T4">以期刊名称的拼音为序</text:span><text:span text:style-name="T2">)  <text:s text:c="2"/></text:span><text:span text:style-name="T4">总被引频次  <text:s text:c="2"/>影响因子</text:span></text:p>
      <text:p text:style-name="P4"><text:span text:style-name="T2">1 </text:span><text:span text:style-name="T4">北京航空航天大学学报  <text:s text:c="18"/></text:span><text:span text:style-name="T2">296  <text:s text:c="7"/>0</text:span><text:span text:style-name="T4">．</text:span><text:span text:style-name="T2">199</text:span></text:p>
      <text:p text:style-name="P4"><text:span text:style-name="T2">2 </text:span><text:span text:style-name="T4">北京科技大学学报  <text:s text:c="22"/></text:span><text:span text:style-name="T2">311  <text:s text:c="7"/>0</text:span><text:span text:style-name="T4">．</text:span><text:span text:style-name="T2">308</text:span></text:p>
      <text:p text:style-name="P4"><text:span text:style-name="T2">3 </text:span><text:span text:style-name="T4">北京科技大学学报 （英文版）  </text:span></text:p>
      <text:p text:style-name="P4"><text:span text:style-name="T2">4 </text:span><text:span text:style-name="T4">北京理工大学学报  <text:s text:c="22"/></text:span><text:span text:style-name="T2">276  <text:s text:c="7"/>0</text:span><text:span text:style-name="T4">．</text:span><text:span text:style-name="T2">289</text:span></text:p>
      <text:p text:style-name="P4"><text:span text:style-name="T2">5 </text:span><text:span text:style-name="T4">北京理工大学学报 （英文版）  </text:span></text:p>
      <text:p text:style-name="P4"><text:span text:style-name="T2">6 </text:span><text:span text:style-name="T4">北京林业大学学报  <text:s text:c="22"/></text:span><text:span text:style-name="T2">537  <text:s text:c="7"/>0</text:span><text:span text:style-name="T4">．</text:span><text:span text:style-name="T2">406</text:span></text:p>
      <text:p text:style-name="P4"><text:span text:style-name="T2">7 </text:span><text:span text:style-name="T4">北京邮电大学学报 </text:span><text:span text:style-name="T2">64 0</text:span><text:span text:style-name="T4">．</text:span><text:span text:style-name="T2">140</text:span></text:p>
      <text:p text:style-name="P4"><text:span text:style-name="T2">8 </text:span><text:span text:style-name="T4">大连理工大学学报 </text:span><text:span text:style-name="T2">415 0</text:span><text:span text:style-name="T4">．</text:span><text:span text:style-name="T2">256</text:span></text:p>
      <text:p text:style-name="P4"><text:span text:style-name="T2">9 </text:span><text:span text:style-name="T4">东北大学学报　（自然科学版）  <text:s text:c="10"/></text:span><text:span text:style-name="T2">477  <text:s text:c="7"/>0</text:span><text:span text:style-name="T4">．</text:span><text:span text:style-name="T2">364</text:span></text:p>
      <text:p text:style-name="P4"><text:span text:style-name="T2">10 </text:span><text:span text:style-name="T4">东华大学学报 （英文版）  <text:s text:c="14"/></text:span><text:span text:style-name="T2">180  <text:s text:c="7"/>0</text:span><text:span text:style-name="T4">．</text:span><text:span text:style-name="T2">150</text:span></text:p>
      <text:p text:style-name="P4"><text:span text:style-name="T2">11 </text:span><text:span text:style-name="T4">东南大学学报  （自然科学版）  <text:s text:c="9"/></text:span><text:span text:style-name="T2">385  <text:s text:c="7"/>0</text:span><text:span text:style-name="T4">．</text:span><text:span text:style-name="T2">336</text:span></text:p>
      <text:p text:style-name="P4"><text:span text:style-name="T2">12 </text:span><text:span text:style-name="T4">东南大学学报</text:span><text:span text:style-name="T2">(</text:span><text:span text:style-name="T4">英文版</text:span><text:span text:style-name="T2">)  </text:span></text:p>
      <text:p text:style-name="P4"><text:span text:style-name="T2">13 </text:span><text:span text:style-name="T4">哈尔滨工程大学学报  <text:s text:c="19"/></text:span><text:span text:style-name="T2">144  <text:s text:c="7"/>0</text:span><text:span text:style-name="T4">．</text:span><text:span text:style-name="T2">141</text:span></text:p>
      <text:p text:style-name="P4"><text:span text:style-name="T2">14 </text:span><text:span text:style-name="T4">哈尔滨工业大学学报  <text:s text:c="19"/></text:span><text:span text:style-name="T2">331  <text:s text:c="7"/>0</text:span><text:span text:style-name="T4">．</text:span><text:span text:style-name="T2">192</text:span></text:p>
      <text:p text:style-name="P4"><text:span text:style-name="T2">15 </text:span><text:span text:style-name="T4">哈尔滨工业大学学报  （英文版）  </text:span></text:p>
      <text:p text:style-name="P4"><text:span text:style-name="T2">16 </text:span><text:span text:style-name="T4">湖南大学学报（自然科学版）  <text:s text:c="11"/></text:span><text:span text:style-name="T2">206  <text:s text:c="7"/>0</text:span><text:span text:style-name="T4">．</text:span><text:span text:style-name="T2">234</text:span></text:p>
      <text:p text:style-name="P4"><text:span text:style-name="T2">17 </text:span><text:span text:style-name="T4">华南理工大学学报（自然科学版）  <text:s text:c="7"/></text:span><text:span text:style-name="T2">397  <text:s text:c="7"/>0</text:span><text:span text:style-name="T4">．</text:span><text:span text:style-name="T2">189</text:span></text:p>
      <text:p text:style-name="P5"><text:span text:style-name="T1">18 </text:span><text:span text:style-name="T3">华中科技大学学报  <text:s text:c="21"/></text:span><text:span text:style-name="T1">714  <text:s text:c="7"/>0</text:span><text:span text:style-name="T3">．</text:span><text:span text:style-name="T1">220</text:span></text:p>
      <text:p text:style-name="P4"><text:span text:style-name="T2">19 </text:span><text:span text:style-name="T4">南京航空航天大学学报  <text:s text:c="17"/></text:span><text:span text:style-name="T2">247  <text:s text:c="7"/>0</text:span><text:span text:style-name="T4">．</text:span><text:span text:style-name="T2">218</text:span></text:p>
      <text:p text:style-name="P4"><text:span text:style-name="T2">20 </text:span><text:span text:style-name="T4">南京理工大学学报 （自然科学版）   <text:s text:c="5"/></text:span><text:span text:style-name="T2">143  <text:s text:c="7"/>0</text:span><text:span text:style-name="T4">．</text:span><text:span text:style-name="T2">124</text:span></text:p>
      <text:p text:style-name="P4"><text:span text:style-name="T2">21 </text:span><text:span text:style-name="T4">清华大学学报 （英文版）  </text:span></text:p>
      <text:p text:style-name="P4"><text:span text:style-name="T2">22 </text:span><text:span text:style-name="T4">清华大学学报 （自然科学版）   <text:s text:c="9"/></text:span><text:span text:style-name="T2">1114  <text:s text:c="6"/>0</text:span><text:span text:style-name="T4">．</text:span><text:span text:style-name="T2">308</text:span></text:p>
      <text:p text:style-name="P4"><text:span text:style-name="T2">23 </text:span><text:span text:style-name="T4">上海交通大学学报  <text:s text:c="21"/></text:span><text:span text:style-name="T2">811  <text:s text:c="7"/>0</text:span><text:span text:style-name="T4">．</text:span><text:span text:style-name="T2">229</text:span></text:p>
      <text:p text:style-name="P4"><text:span text:style-name="T2">24 </text:span><text:span text:style-name="T4">四川大学学报  </text:span><text:span text:style-name="T2">(</text:span><text:span text:style-name="T4">工程科学版</text:span><text:span text:style-name="T2">)  <text:s text:c="11"/>339  <text:s text:c="7"/>0</text:span><text:span text:style-name="T4">．</text:span><text:span text:style-name="T2">268</text:span></text:p>
      <text:p text:style-name="P4"><text:span text:style-name="T2">25 </text:span><text:span text:style-name="T4">天津大学学报  <text:s text:c="25"/></text:span><text:span text:style-name="T2">283  <text:s text:c="7"/>0</text:span><text:span text:style-name="T4">．</text:span><text:span text:style-name="T2">214</text:span></text:p>
      <text:p text:style-name="P4"><text:span text:style-name="T2">26 </text:span><text:span text:style-name="T4">天津大学学报（英文版）  </text:span></text:p>
      <text:p text:style-name="P4"><text:span text:style-name="T2">27 </text:span><text:span text:style-name="T4">同济大学学报 （自然科学版）   <text:s text:c="9"/></text:span><text:span text:style-name="T2">541 <text:s text:c="7"/> 0</text:span><text:span text:style-name="T4">．</text:span><text:span text:style-name="T2">263</text:span></text:p>
      <text:p text:style-name="P4"><text:span text:style-name="T2">28 </text:span><text:span text:style-name="T4">西安电子科技大学学报  <text:s text:c="17"/></text:span><text:span text:style-name="T2">356  <text:s text:c="7"/>0</text:span><text:span text:style-name="T4">．</text:span><text:span text:style-name="T2">324</text:span></text:p>
      <text:p text:style-name="P4"><text:span text:style-name="T2">29 </text:span><text:span text:style-name="T4">西安交通大学学报  <text:s text:c="21"/></text:span><text:span text:style-name="T2">638  <text:s text:c="7"/>0</text:span><text:span text:style-name="T4">．</text:span><text:span text:style-name="T2">335</text:span></text:p>
      <text:p text:style-name="P4"><text:span text:style-name="T2">30 </text:span><text:span text:style-name="T4">西北工业大学学报  <text:s text:c="21"/></text:span><text:span text:style-name="T2">233 <text:s text:c="7"/> 0</text:span><text:span text:style-name="T4">．</text:span><text:span text:style-name="T2">177</text:span></text:p>
      <text:p text:style-name="P4"><text:span text:style-name="T2">31 </text:span><text:span text:style-name="T4">浙江大学学报  （工学版）  <text:s text:c="13"/></text:span><text:span text:style-name="T2">286 <text:s text:c="7"/> 0</text:span><text:span text:style-name="T4">．</text:span><text:span text:style-name="T2">302</text:span></text:p>
      <text:p text:style-name="P4"><text:span text:style-name="T2">32 </text:span><text:span text:style-name="T4">浙江大学学报  （英文版）  </text:span></text:p>
      <text:p text:style-name="P10"><text:span text:style-name="T2">33 </text:span><text:span text:style-name="T4">中国矿业大学学报  <text:s text:c="21"/></text:span><text:span text:style-name="T2">300 <text:s text:c="7"/> 0</text:span><text:span text:style-name="T4">．</text:span><text:span text:style-name="T2">325</text:span></text:p>
      <text:p text:style-name="P10"> </text:p>
      <text:p text:style-name="P10"><text:span text:style-name="T4">高校 </text:span><text:span text:style-name="T2">( </text:span><text:span text:style-name="T4">非核心</text:span><text:span text:style-name="T2">)</text:span></text:p>
      <text:p text:style-name="P4"><text:span text:style-name="T4">序号 刊物名称</text:span><text:span text:style-name="T2">(</text:span><text:span text:style-name="T4">以期刊名称的拼音为序</text:span><text:span text:style-name="T2">)  <text:s text:c="2"/></text:span><text:span text:style-name="T4">总被引频次 <text:s text:c="3"/>影响因子</text:span></text:p>
      <text:p text:style-name="P4"><text:span text:style-name="T2">1 </text:span><text:span text:style-name="T4">北京大学学报 </text:span><text:span text:style-name="T2">(</text:span><text:span text:style-name="T4">自然科学版</text:span><text:span text:style-name="T2">)  <text:s text:c="13"/>399  <text:s text:c="7"/>0</text:span><text:span text:style-name="T4">．</text:span><text:span text:style-name="T2">320</text:span></text:p>
      <text:p text:style-name="P4"><text:span text:style-name="T2">2 </text:span><text:span text:style-name="T4">北京化工大学学报（自然科学版）  <text:s text:c="8"/></text:span><text:span text:style-name="T2">176 <text:s text:c="7"/> 0</text:span><text:span text:style-name="T4">．</text:span><text:span text:style-name="T2">208</text:span></text:p>
      <text:p text:style-name="P4"><text:span text:style-name="T2">3 </text:span><text:span text:style-name="T4">地球科学：中国地质大学学报  <text:s text:c="12"/></text:span><text:span text:style-name="T2">1072  <text:s text:c="6"/>0</text:span><text:span text:style-name="T4">．</text:span><text:span text:style-name="T2">805</text:span></text:p>
      <text:p text:style-name="P4"><text:soft-page-break/><text:span text:style-name="T2">4 </text:span><text:span text:style-name="T4">电子科技大学学报  <text:s text:c="22"/></text:span><text:span text:style-name="T2">197  <text:s text:c="7"/>0</text:span><text:span text:style-name="T4">．</text:span><text:span text:style-name="T2">202</text:span></text:p>
      <text:p text:style-name="P4"><text:span text:style-name="T2">5 </text:span><text:span text:style-name="T4">国防科技大学学报  <text:s text:c="22"/></text:span><text:span text:style-name="T2">195  <text:s text:c="7"/>0</text:span><text:span text:style-name="T4">．</text:span><text:span text:style-name="T2">144</text:span></text:p>
      <text:p text:style-name="P4"><text:span text:style-name="T2">6 </text:span><text:span text:style-name="T4">华北工学院学报  <text:s text:c="24"/></text:span><text:span text:style-name="T2">136  <text:s text:c="7"/>0</text:span><text:span text:style-name="T4">．</text:span><text:span text:style-name="T2">248</text:span></text:p>
      <text:p text:style-name="P4"><text:span text:style-name="T2">7 </text:span><text:span text:style-name="T4">南京邮电学院学报  <text:s text:c="22"/></text:span><text:span text:style-name="T2">56  <text:s text:c="8"/>0</text:span><text:span text:style-name="T4">．</text:span><text:span text:style-name="T2">101</text:span></text:p>
      <text:p text:style-name="P4"><text:span text:style-name="T2">8 </text:span><text:span text:style-name="T4">上海大学学报 </text:span><text:span text:style-name="T2">(</text:span><text:span text:style-name="T4">英文版</text:span><text:span text:style-name="T2">)  <text:s text:c="17"/>156  <text:s text:c="7"/>0</text:span><text:span text:style-name="T4">．</text:span><text:span text:style-name="T2">150</text:span></text:p>
      <text:p text:style-name="P4"><text:span text:style-name="T2">9 </text:span><text:span text:style-name="T4">上海理工大学学报  <text:s text:c="22"/></text:span><text:span text:style-name="T2">85 <text:s text:c="8"/> 0</text:span><text:span text:style-name="T4">．</text:span><text:span text:style-name="T2">117</text:span></text:p>
      <text:p text:style-name="P4"><text:span text:style-name="T2">10 </text:span><text:span text:style-name="T4">石油大学学报 （自然科学版） <text:s text:c="10"/> </text:span><text:span text:style-name="T2">472  <text:s text:c="7"/>0</text:span><text:span text:style-name="T4">．</text:span><text:span text:style-name="T2">242</text:span></text:p>
      <text:p text:style-name="P4"><text:span text:style-name="T2">11 </text:span><text:span text:style-name="T4">武汉大学学报  </text:span><text:span text:style-name="T2">(</text:span><text:span text:style-name="T4">英文版</text:span><text:span text:style-name="T2">)  </text:span></text:p>
      <text:p text:style-name="P4"><text:span text:style-name="T2">12 </text:span><text:span text:style-name="T4">武汉大学学报 </text:span><text:span text:style-name="T2">(</text:span><text:span text:style-name="T4">信息科学版</text:span><text:span text:style-name="T2">) <text:s text:c="12"/> 554  <text:s text:c="7"/>0</text:span><text:span text:style-name="T4">．</text:span><text:span text:style-name="T2">462</text:span></text:p>
      <text:p text:style-name="P4"><text:span text:style-name="T2">13 </text:span><text:span text:style-name="T4">武汉理工大学学报  <text:s text:c="21"/></text:span><text:span text:style-name="T2">185 <text:s text:c="7"/> 0</text:span><text:span text:style-name="T4">．</text:span><text:span text:style-name="T2">202</text:span></text:p>
      <text:p text:style-name="P4"><text:span text:style-name="T2">14 </text:span><text:span text:style-name="T4">武汉理工大学学报  </text:span><text:span text:style-name="T2">(</text:span><text:span text:style-name="T4">交通科学与工程版</text:span><text:span text:style-name="T2">)  <text:s/>279  <text:s text:c="7"/>0</text:span><text:span text:style-name="T4">．</text:span><text:span text:style-name="T2">363</text:span></text:p>
      <text:p text:style-name="P4"><text:span text:style-name="T2">15 </text:span><text:span text:style-name="T4">西南交通大学学报  <text:s text:c="21"/></text:span><text:span text:style-name="T2">284  <text:s text:c="7"/>0</text:span><text:span text:style-name="T4">．</text:span><text:span text:style-name="T2">231</text:span></text:p>
      <text:p text:style-name="P4"><text:span text:style-name="T2">16 </text:span><text:span text:style-name="T4">西南石油学院学报 （自然科学版） <text:s text:c="6"/> </text:span><text:span text:style-name="T2">215  <text:s text:c="7"/>0</text:span><text:span text:style-name="T4">．</text:span><text:span text:style-name="T2">215</text:span></text:p>
      <text:p text:style-name="P4"><text:span text:style-name="T2">17 </text:span><text:span text:style-name="T4">浙江大学学报 （农业与生命科学版） <text:s text:c="4"/> </text:span><text:span text:style-name="T2">521  <text:s text:c="7"/>0</text:span><text:span text:style-name="T4">．</text:span><text:span text:style-name="T2">304</text:span></text:p>
      <text:p text:style-name="P4"><text:span text:style-name="T2">18 </text:span><text:span text:style-name="T4">中山大学学报 </text:span><text:span text:style-name="T2">(</text:span><text:span text:style-name="T4">自然科学版</text:span><text:span text:style-name="T2">)  <text:s text:c="12"/>487  <text:s text:c="7"/>0</text:span><text:span text:style-name="T4">．</text:span><text:span text:style-name="T2">231</text:span></text:p>
      <text:p text:style-name="P4"><text:span text:style-name="T2">19 </text:span><text:span text:style-name="T4">重庆建筑大学学报  <text:s text:c="21"/></text:span><text:span text:style-name="T2">154  <text:s text:c="7"/>0</text:span><text:span text:style-name="T4">．</text:span><text:span text:style-name="T2">216</text:span></text:p>
      <text:p text:style-name="P10"> </text:p>
      <text:p text:style-name="P4"> </text:p>
      <text:p text:style-name="P10"><text:span text:style-name="T4">非高校 </text:span><text:span text:style-name="T2">(</text:span><text:span text:style-name="T4">核心 </text:span><text:span text:style-name="T2">)</text:span></text:p>
      <text:p text:style-name="P4"><text:span text:style-name="T4">序号 刊物名称</text:span><text:span text:style-name="T2">(</text:span><text:span text:style-name="T4">以期刊名称的拼音为序</text:span><text:span text:style-name="T2">)  <text:s text:c="2"/></text:span><text:span text:style-name="T4">总被引频次  <text:s/>影响因子</text:span></text:p>
      <text:p text:style-name="P4"><text:span text:style-name="T2">1 </text:span><text:span text:style-name="T4">半导体学报 <text:s text:c="29"/></text:span><text:span text:style-name="T2">620  <text:s text:c="6"/>0</text:span><text:span text:style-name="T4">．</text:span><text:span text:style-name="T2">446</text:span></text:p>
      <text:p text:style-name="P4"><text:span text:style-name="T2">2 </text:span><text:span text:style-name="T4">电力系统自动化  <text:s text:c="24"/></text:span><text:span text:style-name="T2">1880  <text:s text:c="5"/>0</text:span><text:span text:style-name="T4">．</text:span><text:span text:style-name="T2">890</text:span></text:p>
      <text:p text:style-name="P4"><text:span text:style-name="T2">3 </text:span><text:span text:style-name="T4">光电子</text:span><text:span text:style-name="T2">.</text:span><text:span text:style-name="T4">激光  <text:s text:c="27"/></text:span><text:span text:style-name="T2">492  <text:s text:c="6"/>0</text:span><text:span text:style-name="T4">．</text:span><text:span text:style-name="T2">414</text:span></text:p>
      <text:p text:style-name="P4"><text:span text:style-name="T2">4 </text:span><text:span text:style-name="T4">航空材料学报 <text:s text:c="26"/> </text:span><text:span text:style-name="T2">82  <text:s text:c="7"/>0</text:span><text:span text:style-name="T4">．</text:span><text:span text:style-name="T2">206</text:span></text:p>
      <text:p text:style-name="P4"><text:span text:style-name="T2">5 </text:span><text:span text:style-name="T4">航空学报  <text:s text:c="30"/></text:span><text:span text:style-name="T2">500  <text:s text:c="6"/>0</text:span><text:span text:style-name="T4">．</text:span><text:span text:style-name="T2">373</text:span></text:p>
      <text:p text:style-name="P4"><text:span text:style-name="T2">6 </text:span><text:span text:style-name="T4">红外与毫米波学报  <text:s text:c="22"/></text:span><text:span text:style-name="T2">191  <text:s text:c="6"/>0</text:span><text:span text:style-name="T4">．</text:span><text:span text:style-name="T2">241</text:span></text:p>
      <text:p text:style-name="P4"><text:span text:style-name="T2">7 </text:span><text:span text:style-name="T4">机械工程学报  <text:s text:c="26"/></text:span><text:span text:style-name="T2">1068 <text:s text:c="5"/> 0</text:span><text:span text:style-name="T4">．</text:span><text:span text:style-name="T2">450</text:span></text:p>
      <text:p text:style-name="P4"><text:span text:style-name="T2">8 </text:span><text:span text:style-name="T4">机械工程学报（英文版）  </text:span></text:p>
      <text:p text:style-name="P4"><text:span text:style-name="T2">9 </text:span><text:span text:style-name="T4">计算力学学报  <text:s text:c="26"/></text:span><text:span text:style-name="T2">296  <text:s text:c="6"/>0</text:span><text:span text:style-name="T4">．</text:span><text:span text:style-name="T2">355</text:span></text:p>
      <text:p text:style-name="P4"><text:span text:style-name="T2">10 </text:span><text:span text:style-name="T4">控制与决策  <text:s text:c="27"/></text:span><text:span text:style-name="T2">706  <text:s text:c="6"/>0</text:span><text:span text:style-name="T4">．</text:span><text:span text:style-name="T2">544</text:span></text:p>
      <text:p text:style-name="P4"><text:span text:style-name="T2">11 </text:span><text:span text:style-name="T4">声学学报  <text:s text:c="29"/></text:span><text:span text:style-name="T2">409  <text:s text:c="6"/>0</text:span><text:span text:style-name="T4">．</text:span><text:span text:style-name="T2">442</text:span></text:p>
      <text:p text:style-name="P4"><text:span text:style-name="T2">12 </text:span><text:span text:style-name="T4">系统工程和电子技术（英文版）  <text:s text:c="9"/></text:span><text:span text:style-name="T2">499  <text:s text:c="6"/>0</text:span><text:span text:style-name="T4">．</text:span><text:span text:style-name="T2">227</text:span></text:p>
      <text:p text:style-name="P4"><text:span text:style-name="T2">13 </text:span><text:span text:style-name="T4">应用数学和力学 </text:span><text:span text:style-name="T2">(</text:span><text:span text:style-name="T4">英文版</text:span><text:span text:style-name="T2">) <text:s text:c="14"/> 420  <text:s text:c="6"/>0</text:span><text:span text:style-name="T4">．</text:span><text:span text:style-name="T2">255</text:span></text:p>
      <text:p text:style-name="P4"><text:span text:style-name="T2">14 </text:span><text:span text:style-name="T4">中国电机工程学报  <text:s text:c="21"/></text:span><text:span text:style-name="T2">1517  <text:s text:c="5"/>1</text:span><text:span text:style-name="T4">．</text:span><text:span text:style-name="T2">067</text:span></text:p>
      <text:p text:style-name="P4"> </text:p>
      <text:p text:style-name="P10"> </text:p>
      <text:p text:style-name="P4"><text:span text:style-name="T4">非高校 </text:span><text:span text:style-name="T2">( </text:span><text:span text:style-name="T4">非核心</text:span><text:span text:style-name="T2">)</text:span></text:p>
      <text:p text:style-name="P3">序号</text:p>
      <text:p text:style-name="P4"> <text:span text:style-name="T4">刊物名称</text:span><text:span text:style-name="T2">(</text:span><text:span text:style-name="T4">以期刊名称的拼音为序</text:span><text:span text:style-name="T2">)  <text:s text:c="6"/></text:span><text:span text:style-name="T4">总被引频次  <text:s/>影响因子</text:span></text:p>
      <text:p text:style-name="P4"><text:span text:style-name="T2">1 </text:span><text:span text:style-name="T4">半导体光电  <text:s text:c="28"/></text:span><text:span text:style-name="T2">131  <text:s text:c="6"/>0</text:span><text:span text:style-name="T4">．</text:span><text:span text:style-name="T2">115</text:span></text:p>
      <text:p text:style-name="P4"><text:span text:style-name="T2">2 </text:span><text:span text:style-name="T4">兵工学报  <text:s text:c="30"/></text:span><text:span text:style-name="T2">133  <text:s text:c="6"/>0</text:span><text:span text:style-name="T4">．</text:span><text:span text:style-name="T2">106</text:span></text:p>
      <text:p text:style-name="P4"><text:span text:style-name="T2">3 </text:span><text:span text:style-name="T4">电工技术学报  <text:s text:c="26"/></text:span><text:span text:style-name="T2">315  <text:s text:c="6"/>0</text:span><text:span text:style-name="T4">．</text:span><text:span text:style-name="T2">339</text:span></text:p>
      <text:p text:style-name="P4"><text:span text:style-name="T2">4 </text:span><text:span text:style-name="T4">电子与信息学报 <text:s text:c="24"/> </text:span><text:span text:style-name="T2">255  <text:s text:c="6"/>0</text:span><text:span text:style-name="T4">．</text:span><text:span text:style-name="T2">123</text:span></text:p>
      <text:p text:style-name="P4"><text:span text:style-name="T2">5 </text:span><text:span text:style-name="T4">光电工程  <text:s text:c="30"/></text:span><text:span text:style-name="T2">192  <text:s text:c="6"/>0</text:span><text:span text:style-name="T4">．</text:span><text:span text:style-name="T2">284</text:span></text:p>
      <text:p text:style-name="P4"><text:span text:style-name="T2">6 </text:span><text:span text:style-name="T4">光学技术 <text:s text:c="30"/> </text:span><text:span text:style-name="T2">287  <text:s text:c="6"/>0</text:span><text:span text:style-name="T4">．</text:span><text:span text:style-name="T2">257</text:span></text:p>
      <text:p text:style-name="P4"><text:span text:style-name="T2">7 </text:span><text:span text:style-name="T4">光学学报  <text:s text:c="30"/></text:span><text:span text:style-name="T2">1103  <text:s text:c="5"/>0</text:span><text:span text:style-name="T4">．</text:span><text:span text:style-name="T2">472</text:span></text:p>
      <text:p text:style-name="P4"><text:span text:style-name="T2">8 </text:span><text:span text:style-name="T4">航天医学与医学工程  <text:s text:c="20"/></text:span><text:span text:style-name="T2">304  <text:s text:c="6"/>0</text:span><text:span text:style-name="T4">．</text:span><text:span text:style-name="T2">397</text:span></text:p>
      <text:p text:style-name="P4"><text:soft-page-break/><text:span text:style-name="T2">9 </text:span><text:span text:style-name="T4">机器人  <text:s text:c="32"/></text:span><text:span text:style-name="T2">483  <text:s text:c="6"/>0</text:span><text:span text:style-name="T4">．</text:span><text:span text:style-name="T2">755</text:span></text:p>
      <text:p text:style-name="P4"><text:span text:style-name="T2">10 </text:span><text:span text:style-name="T4">计量学报 <text:s text:c="29"/> </text:span><text:span text:style-name="T2">140  <text:s text:c="6"/>0</text:span><text:span text:style-name="T4">．</text:span><text:span text:style-name="T2">221</text:span></text:p>
      <text:p text:style-name="P4"><text:span text:style-name="T2">11 </text:span><text:span text:style-name="T4">数据采集与处理  <text:s text:c="23"/></text:span><text:span text:style-name="T2">185 <text:s text:c="6"/> 0</text:span><text:span text:style-name="T4">．</text:span><text:span text:style-name="T2">187</text:span></text:p>
      <text:p text:style-name="P4"><text:span text:style-name="T2">12 </text:span><text:span text:style-name="T4">系统工程与电子技术  <text:s text:c="19"/></text:span><text:span text:style-name="T2">499  <text:s text:c="6"/>0</text:span><text:span text:style-name="T4">．</text:span><text:span text:style-name="T2">227</text:span></text:p>
      <text:p text:style-name="P4"><text:span text:style-name="T2">13 </text:span><text:span text:style-name="T4">仪器仪表学报 <text:s text:c="25"/> </text:span><text:span text:style-name="T2">489 <text:s text:c="6"/> 0</text:span><text:span text:style-name="T4">．</text:span><text:span text:style-name="T2">472</text:span></text:p>
      <text:p text:style-name="P10"><text:span text:style-name="T2">14 </text:span><text:span text:style-name="T4">振动测试与诊断  <text:s text:c="23"/></text:span><text:span text:style-name="T2">190  <text:s text:c="6"/>0</text:span><text:span text:style-name="T4">．</text:span><text:span text:style-name="T2">520</text:span></text:p>
      <text:p text:style-name="P10"><text:span text:style-name="T4">附</text:span><text:span text:style-name="T2">2</text:span><text:span text:style-name="T4">：计算所限定的国内本领域核心刊物</text:span></text:p>
      <text:p text:style-name="P4"><text:span text:style-name="T4">序号 刊物名称</text:span><text:span text:style-name="T2">(</text:span><text:span text:style-name="T4">以期刊名称的拼音为序</text:span><text:span text:style-name="T2">)  <text:s text:c="2"/></text:span><text:span text:style-name="T4">总被引频次  <text:s/>影响因子</text:span></text:p>
      <text:p text:style-name="P13"><text:span text:style-name="T2">1 </text:span><text:span text:style-name="T4">电子技术应用 <text:s text:c="26"/> </text:span><text:span text:style-name="T2">417  <text:s text:c="6"/>0.225</text:span></text:p>
      <text:p text:style-name="P13"><text:span text:style-name="T2">2 </text:span><text:span text:style-name="T4">电子学报（英文版）  </text:span></text:p>
      <text:p text:style-name="P13"><text:span text:style-name="T2">3 </text:span><text:span text:style-name="T4">电子学报（中文版）  <text:s text:c="20"/></text:span><text:span text:style-name="T2">1374  <text:s text:c="5"/>0</text:span><text:span text:style-name="T4">．</text:span><text:span text:style-name="T2">413</text:span></text:p>
      <text:p text:style-name="P13"><text:span text:style-name="T2">4 </text:span><text:span text:style-name="T4">高技术通讯（英文版）  </text:span></text:p>
      <text:p text:style-name="P13"><text:span text:style-name="T2">5 </text:span><text:span text:style-name="T4">高技术通讯（中文版）  <text:s text:c="18"/></text:span><text:span text:style-name="T2">443  <text:s text:c="6"/>0</text:span><text:span text:style-name="T4">．</text:span><text:span text:style-name="T2">263</text:span></text:p>
      <text:p text:style-name="P8">6 计算机辅助设计与图形学学报  <text:s text:c="12"/>892  <text:s text:c="6"/>0．801 EI</text:p>
      <text:p text:style-name="P9"><text:span text:style-name="T1">7 </text:span><text:span text:style-name="T3">计算机工程  <text:s text:c="28"/></text:span><text:span text:style-name="T1">962 <text:s text:c="6"/> 0</text:span><text:span text:style-name="T3">．</text:span><text:span text:style-name="T1">217</text:span></text:p>
      <text:p text:style-name="P4"><text:span text:style-name="T2">8 </text:span><text:span text:style-name="T4">计算机工程与应用  <text:s text:c="22"/></text:span><text:span text:style-name="T2">1631  <text:s text:c="5"/>0</text:span><text:span text:style-name="T4">．</text:span><text:span text:style-name="T2">294</text:span></text:p>
      <text:p text:style-name="P7">9 <text:span text:style-name="T3">计算机集成制造系统  <text:s text:c="20"/></text:span>650  <text:s text:c="6"/>0<text:span text:style-name="T3">．</text:span>703 EI</text:p>
      <text:p text:style-name="P4"><text:span text:style-name="T2">10 </text:span><text:span text:style-name="T4">计算机科学  <text:s text:c="27"/></text:span><text:span text:style-name="T2">854  <text:s text:c="6"/>0</text:span><text:span text:style-name="T4">．</text:span><text:span text:style-name="T2">317</text:span></text:p>
      <text:p text:style-name="P4"><text:span text:style-name="T2">11 J COMPUT SCI &amp; TECH  <text:s text:c="18"/>70 <text:s text:c="7"/> 0</text:span><text:span text:style-name="T4">．</text:span><text:span text:style-name="T2">159</text:span></text:p>
      <text:p text:style-name="P6"><text:span text:style-name="T1">12 </text:span><text:span text:style-name="T3">计算机学报  <text:s text:c="27"/></text:span><text:span text:style-name="T1">1235  <text:s text:c="5"/>0</text:span><text:span text:style-name="T3">．</text:span><text:span text:style-name="T1">854 <text:s text:c="7"/>EI</text:span></text:p>
      <text:p text:style-name="P7">13 <text:span text:style-name="T3">计算机研究与发展  <text:s text:c="21"/></text:span>1163  <text:s text:c="5"/>0<text:span text:style-name="T3">．</text:span>843 <text:s/>EI</text:p>
      <text:p text:style-name="P4"><text:span text:style-name="T2">14 </text:span><text:span text:style-name="T4">计算机应用  <text:s text:c="27"/></text:span><text:span text:style-name="T2">725  <text:s text:c="6"/>0</text:span><text:span text:style-name="T4">．</text:span><text:span text:style-name="T2">379</text:span></text:p>
      <text:p text:style-name="P4"><text:span text:style-name="T2">15 </text:span><text:span text:style-name="T4">计算机应用研究  <text:s text:c="23"/></text:span><text:span text:style-name="T2">876  <text:s text:c="6"/>0</text:span><text:span text:style-name="T4">．</text:span><text:span text:style-name="T2">391</text:span></text:p>
      <text:p text:style-name="P13"><text:span text:style-name="T2">16 </text:span><text:span text:style-name="T4">计算数学（英）  <text:s text:c="21"/>中文版</text:span><text:span text:style-name="T2">265  </text:span><text:span text:style-name="T4">中文版</text:span><text:span text:style-name="T2">0</text:span><text:span text:style-name="T4">．</text:span><text:span text:style-name="T2">227</text:span></text:p>
      <text:p text:style-name="P13"><text:span text:style-name="T2">17 </text:span><text:span text:style-name="T4">科学通报（英）  <text:s text:c="21"/>中文版</text:span><text:span text:style-name="T2">3958 </text:span><text:span text:style-name="T4">中文版</text:span><text:span text:style-name="T2">0</text:span><text:span text:style-name="T4">．</text:span><text:span text:style-name="T2">891</text:span></text:p>
      <text:p text:style-name="P13"><text:span text:style-name="T2">18 </text:span><text:span text:style-name="T4">模式识别与人工智能  <text:s text:c="19"/></text:span><text:span text:style-name="T2">408  <text:s text:c="6"/>0</text:span><text:span text:style-name="T4">．</text:span><text:span text:style-name="T2">528</text:span></text:p>
      <text:p text:style-name="P4"><text:span text:style-name="T2">19 </text:span><text:span text:style-name="T4">软件学报  <text:s text:c="29"/></text:span><text:span text:style-name="T2">1391 <text:s text:c="5"/> 0</text:span><text:span text:style-name="T4">．</text:span><text:span text:style-name="T2">765</text:span></text:p>
      <text:p text:style-name="P13"><text:span text:style-name="T2">20 </text:span><text:span text:style-name="T4">数值计算与计算机应用  <text:s text:c="17"/></text:span><text:span text:style-name="T2">78 <text:s text:c="7"/> 0</text:span><text:span text:style-name="T4">．</text:span><text:span text:style-name="T2">211</text:span></text:p>
      <text:p text:style-name="P13"><text:span text:style-name="T2">21 </text:span><text:span text:style-name="T4">通信学报  <text:s text:c="29"/></text:span><text:span text:style-name="T2">560  <text:s text:c="6"/>0</text:span><text:span text:style-name="T4">．</text:span><text:span text:style-name="T2">374</text:span></text:p>
      <text:p text:style-name="P13"><text:span text:style-name="T2">22 </text:span><text:span text:style-name="T4">微电子学与计算机  <text:s text:c="21"/></text:span><text:span text:style-name="T2">98  <text:s text:c="7"/>0</text:span><text:span text:style-name="T4">．</text:span><text:span text:style-name="T2">123</text:span></text:p>
      <text:p text:style-name="P13"><text:span text:style-name="T2">23 </text:span><text:span text:style-name="T4">系统仿真学报  <text:s text:c="25"/></text:span><text:span text:style-name="T2">723  <text:s text:c="6"/>0</text:span><text:span text:style-name="T4">．</text:span><text:span text:style-name="T2">468</text:span></text:p>
      <text:p text:style-name="P4"><text:span text:style-name="T2">24 </text:span><text:span text:style-name="T4">系统工程理论与实践  <text:s text:c="19"/></text:span><text:span text:style-name="T2">1184  <text:s text:c="5"/>0</text:span><text:span text:style-name="T4">．</text:span><text:span text:style-name="T2">524</text:span></text:p>
      <text:p text:style-name="P4"><text:span text:style-name="T2">25 </text:span><text:span text:style-name="T4">小型微型计算机系统  <text:s text:c="19"/></text:span><text:span text:style-name="T2">694  <text:s text:c="6"/>0</text:span><text:span text:style-name="T4">．</text:span><text:span text:style-name="T2">315</text:span></text:p>
      <text:p text:style-name="P13"><text:span text:style-name="T2">26 </text:span><text:span text:style-name="T4">中国科学  <text:s text:c="27"/></text:span><text:span text:style-name="T2">E</text:span><text:span text:style-name="T4">辑 </text:span><text:span text:style-name="T2">362  <text:s text:c="2"/>E</text:span><text:span text:style-name="T4">辑 </text:span><text:span text:style-name="T2">0.439</text:span></text:p>
      <text:p text:style-name="P13"><text:span text:style-name="T2">27 </text:span><text:span text:style-name="T4">中国图象图形学报  <text:s text:c="21"/></text:span><text:span text:style-name="T2">954  <text:s text:c="6"/>0</text:span><text:span text:style-name="T4">．</text:span><text:span text:style-name="T2">729</text:span></text:p>
      <text:p text:style-name="P13"><text:span text:style-name="T2">28 </text:span><text:span text:style-name="T4">中文信息学报  <text:s text:c="25"/></text:span><text:span text:style-name="T2">196  <text:s text:c="6"/>0</text:span><text:span text:style-name="T4">．</text:span><text:span text:style-name="T2">357</text:span></text:p>
      <text:p text:style-name="P13"><text:span text:style-name="T2">29 </text:span><text:span text:style-name="T4">自动化学报  <text:s text:c="27"/></text:span><text:span text:style-name="T2">809  <text:s text:c="6"/>0</text:span><text:span text:style-name="T4">．</text:span><text:span text:style-name="T2">520</text:span></text:p>
      <text:p text:style-name="P14"><text:span text:style-name="T2">30 </text:span><text:span text:style-name="T4">自然科学进展（英文版）  <text:s text:c="12"/>中文版</text:span><text:span text:style-name="T2">474  </text:span><text:span text:style-name="T4">中文版</text:span><text:span text:style-name="T2">0</text:span><text:span text:style-name="T4">．</text:span><text:span text:style-name="T2">410</text:span></text:p>
      <text:p text:style-name="P10"> </text:p>
      <text:p text:style-name="P11"><text:span text:style-name="T6">附</text:span><text:span text:style-name="T7">3</text:span><text:span text:style-name="T6">：</text:span><text:span text:style-name="T7">SCI</text:span><text:span text:style-name="T6">或</text:span><text:span text:style-name="T7">SCIE</text:span><text:span text:style-name="T6">收录的本学科国外刊物清单请登陆</text:span><text:a xlink:type="simple" xlink:href="http://www.isinet.com/cgi-bin/jrnlst/jloptions.cgi?PC=K"><text:span text:style-name="T8">http://www.isinet.com/cgi-bin/jrnlst/jloptions.cgi?PC=K</text:span></text:a><text:span text:style-name="T7"> </text:span><text:span text:style-name="T6">和</text:span><text:a xlink:type="simple" xlink:href="http://www.isinet.com/cgi-bin/jrnlst/jloptions.cgi?PC=D"><text:span text:style-name="T8">http://www.isinet.com/cgi-bin/jrnlst/jloptions.cgi?PC=D</text:span></text:a><text:span text:style-name="T7"> </text:span><text:span text:style-name="T6">查看。</text:span></text:p>
      <text:p text:style-name="P10"> </text:p>
      <text:p text:style-name="P10"><text:span text:style-name="T4">附</text:span><text:span text:style-name="T2">4</text:span><text:span text:style-name="T4">：计算所限定供博士生选择的</text:span><text:span text:style-name="T2">SCI</text:span><text:span text:style-name="T4">、</text:span><text:span text:style-name="T2">SCIE</text:span><text:span text:style-name="T4">、</text:span><text:span text:style-name="T2">EI</text:span><text:span text:style-name="T4">收录的国内与本领域相关刊物</text:span></text:p>
      <text:p text:style-name="P4"><text:soft-page-break/><text:span text:style-name="T4">序号 刊物名称</text:span><text:span text:style-name="T2">(</text:span><text:span text:style-name="T4">以期刊名称的拼音为序</text:span><text:span text:style-name="T2">)  <text:s text:c="2"/></text:span><text:span text:style-name="T4">总被引频次  <text:s text:c="3"/>影响因子</text:span></text:p>
      <text:p text:style-name="P13"><text:span text:style-name="T2">1 </text:span><text:span text:style-name="T4">电子学报（英文版）  </text:span></text:p>
      <text:p text:style-name="P13"><text:span text:style-name="T2">2 </text:span><text:span text:style-name="T4">电子学报（中文版）  <text:s text:c="20"/></text:span><text:span text:style-name="T2">1374 <text:s text:c="7"/> 0</text:span><text:span text:style-name="T4">．</text:span><text:span text:style-name="T2">413</text:span></text:p>
      <text:p text:style-name="P13"><text:span text:style-name="T2">3 </text:span><text:span text:style-name="T4">高技术通讯（英文版）  </text:span></text:p>
      <text:p text:style-name="P13"><text:span text:style-name="T2">4 </text:span><text:span text:style-name="T4">高技术通讯（中文版） <text:s text:c="18"/> </text:span><text:span text:style-name="T2">443  <text:s text:c="8"/>0</text:span><text:span text:style-name="T4">．</text:span><text:span text:style-name="T2">263</text:span></text:p>
      <text:p text:style-name="P13"><text:span text:style-name="T2">5 </text:span><text:span text:style-name="T4">计算机辅助设计与图形学学报 <text:s text:c="12"/> </text:span><text:span text:style-name="T2">892  <text:s text:c="8"/>0</text:span><text:span text:style-name="T4">．</text:span><text:span text:style-name="T2">801</text:span></text:p>
      <text:p text:style-name="P4"><text:span text:style-name="T2">6 </text:span><text:span text:style-name="T4">计算机工程  <text:s text:c="28"/></text:span><text:span text:style-name="T2">962 <text:s text:c="8"/> 0</text:span><text:span text:style-name="T4">．</text:span><text:span text:style-name="T2">217</text:span></text:p>
      <text:p text:style-name="P13"><text:span text:style-name="T2">7 </text:span><text:span text:style-name="T4">计算机集成制造系统 <text:s text:c="20"/> </text:span><text:span text:style-name="T2">650 <text:s text:c="8"/> 0</text:span><text:span text:style-name="T4">．</text:span><text:span text:style-name="T2">703</text:span></text:p>
      <text:p text:style-name="P4"><text:span text:style-name="T2">8 J COMPUT SCI &amp; TECH <text:s text:c="19"/> 70  <text:s text:c="9"/>0</text:span><text:span text:style-name="T4">．</text:span><text:span text:style-name="T2">159</text:span></text:p>
      <text:p text:style-name="P4"><text:span text:style-name="T2">9 </text:span><text:span text:style-name="T4">计算机学报  <text:s text:c="28"/></text:span><text:span text:style-name="T2">1235  <text:s text:c="7"/>0</text:span><text:span text:style-name="T4">．</text:span><text:span text:style-name="T2">854</text:span></text:p>
      <text:p text:style-name="P4"><text:span text:style-name="T2">10 </text:span><text:span text:style-name="T4">计算机研究与发展  <text:s text:c="21"/></text:span><text:span text:style-name="T2">1163  <text:s text:c="7"/>0</text:span><text:span text:style-name="T4">．</text:span><text:span text:style-name="T2">843</text:span></text:p>
      <text:p text:style-name="P13"><text:span text:style-name="T2">11 </text:span><text:span text:style-name="T4">计算数学（英）  <text:s text:c="21"/>中文版</text:span><text:span text:style-name="T2">265  <text:s/></text:span><text:span text:style-name="T4">中文版</text:span><text:span text:style-name="T2">0</text:span><text:span text:style-name="T4">．</text:span><text:span text:style-name="T2">227</text:span></text:p>
      <text:p text:style-name="P13"><text:span text:style-name="T2">12 </text:span><text:span text:style-name="T4">科学通报（英）  <text:s text:c="21"/>中文版</text:span><text:span text:style-name="T2">3958  </text:span><text:span text:style-name="T4">中文版</text:span><text:span text:style-name="T2">0</text:span><text:span text:style-name="T4">．</text:span><text:span text:style-name="T2">891</text:span></text:p>
      <text:p text:style-name="P13"><text:span text:style-name="T2">13 </text:span><text:span text:style-name="T4">模式识别与人工智能  <text:s text:c="19"/></text:span><text:span text:style-name="T2">408  <text:s text:c="8"/>0</text:span><text:span text:style-name="T4">．</text:span><text:span text:style-name="T2">528</text:span></text:p>
      <text:p text:style-name="P5"><text:span text:style-name="T1">14 </text:span><text:span text:style-name="T3">软件学报  <text:s text:c="29"/></text:span><text:span text:style-name="T1">1391  <text:s text:c="7"/>0</text:span><text:span text:style-name="T3">．</text:span><text:span text:style-name="T1">765</text:span></text:p>
      <text:p text:style-name="P13"><text:span text:style-name="T2">15 </text:span><text:span text:style-name="T4">系统仿真学报  <text:s text:c="25"/></text:span><text:span text:style-name="T2">723  <text:s text:c="8"/>0</text:span><text:span text:style-name="T4">．</text:span><text:span text:style-name="T2">468</text:span></text:p>
      <text:p text:style-name="P13"><text:span text:style-name="T2">16 </text:span><text:span text:style-name="T4">系统工程理论与实践  <text:s text:c="19"/></text:span><text:span text:style-name="T2">1184  <text:s text:c="7"/>0</text:span><text:span text:style-name="T4">．</text:span><text:span text:style-name="T2">524</text:span></text:p>
      <text:p text:style-name="P13"><text:span text:style-name="T2">17 </text:span><text:span text:style-name="T4">中国科学 <text:s text:c="28"/> </text:span><text:span text:style-name="T2">E</text:span><text:span text:style-name="T4">辑 </text:span><text:span text:style-name="T2">362  <text:s text:c="3"/>E</text:span><text:span text:style-name="T4">辑 </text:span><text:span text:style-name="T2">0.439</text:span></text:p>
      <text:p text:style-name="P13"><text:span text:style-name="T2">18 </text:span><text:span text:style-name="T4">自动化学报 <text:s text:c="27"/> </text:span><text:span text:style-name="T2">809 <text:s text:c="8"/> 0</text:span><text:span text:style-name="T4">．</text:span><text:span text:style-name="T2">520</text:span></text:p>
      <text:p text:style-name="P14"><text:span text:style-name="T2">19 </text:span><text:span text:style-name="T4">自然科学进展（英文版）  <text:s text:c="13"/>中文版</text:span><text:span text:style-name="T2">474  <text:s/></text:span><text:span text:style-name="T4">中文版</text:span><text:span text:style-name="T2">0</text:span><text:span text:style-name="T4">．</text:span><text:span text:style-name="T2">41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erdana" svg:font-family="Verdana, Aria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ng </meta:initial-creator>
    <meta:creation-date>2010-11-18T15:57:51</meta:creation-date>
    <dc:date>2010-11-25T15:29:52</dc:date>
    <dc:creator>ning </dc:creator>
    <meta:editing-duration>PT51H37M05S</meta:editing-duration>
    <meta:editing-cycles>15</meta:editing-cycles>
    <meta:generator>OpenOffice.org/3.2$Linux OpenOffice.org_project/320m12$Build-9483</meta:generator>
    <meta:document-statistic meta:table-count="0" meta:image-count="0" meta:object-count="0" meta:page-count="4" meta:paragraph-count="153" meta:word-count="1321" meta:character-count="6528"/>
  </office:meta>
</office:document-meta>
</file>